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"""<text:line-break/><text:line-break/>25/03/2015 Séance 1 : <text:s/><text:line-break/><text:line-break/><text:line-break/>Compte rendu de la première séance :<text:line-break/><text:line-break/>Objectif fixé :<text:line-break/>- programmer la première partie du Mastermind<text:line-break/>- discuter avec le prof de comment pourrions nous nous y prendre<text:line-break/>pour créer l’intelligence artificielle de la deuxième partie (afin de nous avancer un peu pour la semaine prochaine)<text:line-break/><text:line-break/><text:line-break/>Dans l'ensemble nos objectifs furent remplis.<text:line-break/>En effet, la création d'une combinaison par l'ordinateur,<text:line-break/>à faire deviner à l'utilisateur semblait réalisable dans les temps impartis.<text:line-break/>Ce pourquoi dans un premier temps nous avons programmé différentes fonctions permettant<text:line-break/>de creer une liste aléatoire de couleurs<text:line-break/>Ensuite, dans la partie "ordinateur vs joueur" nous utilisons 'input' afin de permettre<text:line-break/>au joueur de rentrer sa combinaison et ainsi nous allons comparer cette dernière avec<text:line-break/>celle créée aléatoirement par l'ordinateur.<text:line-break/>Nous nous sommes aperçu que les résultats de notre comparaison ne marchaient pas à tous les coups.<text:line-break/>En effet, dans "placement et couleur", le code reste à améliorer car le résultat donné par l'ordinateur<text:line-break/>pour le nombre de pions blancs n'est pas toujours bon. Ainsi, ce problème nous à retardé dans notre progression.<text:line-break/>Il faudra donc remédier à ceci d'ici la semaine prochaine.<text:line-break/><text:line-break/>Pour ce qui est de la partie de discution avec le professeur, nous n'avons pas eu l'occasion de l'aborder, cependant étant considérée<text:line-break/>comme de "l'avance sur la prochaine séance", cela n'est pas réellement un problème en soi.<text:line-break/><text:line-break/><text:line-break/></text:p>
      <text:p text:style-name="Standard"/>
      <text:p text:style-name="Standard"><text:line-break/><text:line-break/>01/04/2015 Seance 2 : <text:s/><text:line-break/><text:line-break/><text:line-break/>Compte rendu de la deuxième séance :<text:line-break/><text:line-break/>Objectif fixé :<text:line-break/>- régler le souci de la semaine précédente pour ce qui est des erreurs entre les blancs et les noirs qui ne correspondent pas au valeurs souhaitées<text:line-break/>- discuter avec le professeur de la méthode à utiliser pour la seconde partie du projet. Comme demandé dans le sujet.<text:line-break/>- Commencer à programmer cette seconde partie afin de poursuivre l'avancée du projet dans les délais prévus<text:line-break/><text:line-break/>La totalité de nos objectifs ont été remplis.<text:line-break/><text:soft-page-break/>En effet, l'erreur contenue dans notre premier jet du projet était simple à corriger, mais difficile à détecter.<text:line-break/>Effectivement, lorsque l'on modifiait la combinaison choisie par l'ordinateur (partie avec la modification<text:line-break/>d'éléments en "donnée traitée") nous ne reprenions pas , pour le second tour, la combinaison secrète à découvrir initiale,<text:line-break/>mais celle modifiée. Ainsi les erreurs apparaissaient dès le tour 2. L'utilisation d'une variable "c" qui contient les même éléments<text:line-break/>qui la combinaison secrète, nous permet de modifié les éléments de la combinaison sans modifier cette même combinaison à chaque tour.<text:line-break/>L'utilisation de la fonction "try" vu en cours, nous permet de traiter différentes exceptions en passant tout simplement à l'étape suivantes.<text:line-break/>Finalement après quelques minutes de modifications, notre programme fonctionne donc parfaitement.<text:line-break/><text:line-break/>Nous avons ensuite entamé notre second objectif, à savoir discuter avec le professeur de la méthode à aborder pour que l'ordinateur<text:line-break/>trouve la combinaison souhaitée en un minimum de coup.<text:line-break/><text:line-break/>Une fois ceci réalisé, nous y voyons plus claire sur la méthode à utiliser.<text:line-break/>Nous allons créer un liste de toutes les combinaisons secrètes possibles.<text:line-break/>Cette liste servira de choix à l'ordinateur et se réduira à chaque tours.<text:line-break/>En effet, à chaque réponse de l'utilisateur, l'ordinateur retirera les combinaisons qui ne correspondent pas à une éventuelle réponse "4 noirs".<text:line-break/>Par exemple si la réponse de l'utilisateur est "4 blancs", l'ordinateur supprimera des possibilités impossibles : toutes les combinaisons qui<text:line-break/>no contiennent pas ces 4 couleurs.<text:line-break/><text:line-break/> Nous allons étudier les différents cas possibles et tenter de poursuivre la programmation afin de permettre à l'ordinateur d'étudier chacune <text:line-break/>des solutions possibles. Le but de cet partie est bien entendu d'utiliser la très grande mémoire de l'ordinateur, qui peut se "souvenir" de<text:line-break/> chacune des solutions éventuelles restante.<text:line-break/><text:line-break/>Nous avons entamé cette programmation, cependant nous préférons bien nous schématiser le problème ainsi que la façon de le résoudre, plutôt que de <text:line-break/>nous lancer directement dans une programmation infructueuse.<text:line-break/><text:line-break/>Finalement nos objectifs fixés ont été remplis. <text:line-break/><text:line-break/>Pour la semaine prochaine, nous devrions poursuivre la programmation. <text:line-break/>Por le bien, si nous voulons être "dans les temps impartis" il faudrait que nous ayons programmé, pour la fin de la prochaine séance<text:line-break/>la liste avec les différentes possibilités de combinaison, ainsi que la manière d'analyser et de traiter la réponse donné par l'utilisateur<text:line-break/>en fonction des différents cas possibles<text:line-break/><text:line-break/><text:line-break/><text:line-break/><text:line-break/><text:line-break/><text:line-break/><text:soft-page-break/>08/04/2015 Seance 3 :<text:line-break/><text:line-break/><text:line-break/>Compte rendu de la troisième séance :<text:line-break/><text:line-break/>Objectifs fixés:<text:line-break/>- terminer la partie 1, c'est à dire vérifier si tous les cas fonctionnent, si l'ordinateur répond bien les bonnes valeurs pour <text:line-break/>les pions noirs et les pions blancs<text:line-break/>- terminer la partie 2 qui correspond à "l'intelligence artificielle"; essayer de réduire au maximum et d'optimiser la fonction<text:line-break/>afin que l'ordinateur trouve la combinaison secrète choisie par le joueur humain en environ 5-6 tours<text:line-break/>- remplir toutes les docstrings et les c.u dans toutes les fonctions<text:line-break/>- réfléchir à propos de l'interface graphique. Voir si nous allons utiliser tkinter ou le module Turtle de Python<text:line-break/><text:line-break/>Les objectifs ont été en partie remplis. <text:line-break/>Nous avons fini la partie 1. Le nombre de pions et de couleurs sont paramétrables parmis une liste de 10 couleurs<text:line-break/>différentes que nous avons choisi. L'entrée des couleurs est facilitée en entrant seulement la première lettre au lieu de la <text:line-break/>couleur en entier (ex: r au lieu de Rouge). L'ordinateur répond en fonction de chaque combinaison rentrée par le joueur une <text:line-break/>valeur pour noir et une autre pour blanc (ex: noir : 1 blanc : 2). <text:line-break/><text:line-break/>La partie 2 du programme est finie également. Le joueur choisie une combinaison de 4 pions parmis 8 couleurs fixées préalablement<text:line-break/>et l'ordinateur essaie de la trouver en moins de 10 coups. Pour cela, une fonction crée une liste des 4096 combinaisons possibles.<text:line-break/>L'ordinateur, en fonction des réponses que le joueur lui apporte, va éliminer les combinaisons qui ne sont pas possibles dans cette <text:line-break/>liste et va donc au final réussir à obtenir une seule combinaison restante qui correspond à la combinaison rentrée par le joueur<text:line-break/>au départ. D'après les quelques parties que nous avons pu faire quand le jeu fu opérationel, l'ordinateur trouve la combinaison<text:line-break/>secrète en environ 5-6 tours. <text:line-break/><text:line-break/>Toutes les docstrings ont été remplies, avec les conditions d'utilisations. La mise en page a également été faite avec des \n permettant<text:line-break/>d'aérer le texte et de rendre plus agréable la lecture au joueur. <text:line-break/><text:line-break/>Cependant, la fonction qui va nous permettre de tester et de calculer la moyenne de tours pour notre partie 2 n'est pas encore finie car <text:line-break/>il y a un problème "ValueError: empty range for randrange(0,0,0)". Nous devons voir à quel endroit l'intervalle arrive à zéro et ainsi le<text:line-break/>modifier afin que l'erreur d'intervalle soit réglée. <text:line-break/><text:line-break/>Pour la semaine prochaine, nous devons finir la fonction et faire la moyenne des tours sur 100 parties afin d'évaluer les performances de <text:line-break/>notre programme. <text:line-break/><text:line-break/><text:soft-page-break/>15/04/15 Séance 4 :<text:line-break/><text:line-break/>Compte rendu de la séance 4 :<text:line-break/><text:line-break/>Objectifs fixés:<text:line-break/>- terminer le programme qui calcule la moyenne<text:line-break/>- faire une partie sur interface graphique<text:line-break/>- terminer les docstrings pour les 3 programmes<text:line-break/>- commencer le diaporama <text:line-break/><text:line-break/>Le programme qui calcule la moyenne sur 100 parties est bien fini. Il renvoie un tuple avec le nombre de coups de la partie la plus<text:line-break/>rapide, la moyenne des coups sur les 100 parties et le nombre de coups sur la partie la plus longue (ex: (2,5.63,7)). <text:line-break/>Nous avons fait la partie 1 du Mastermind sur interface graphique en utilisant tkinter pour afficher les règles et python pour le jeu.<text:line-break/>Le jeu est paramétré avec 4 pions et 8 couleurs, et la combinaison de couleurs que le joueur rentre se remplie au fur et à mesure; des pions noirs<text:line-break/>ou blancs apparaissent sur la côté des pions. <text:line-break/>Les docstrings sur la programme du Mastermind, le programme de la moyenne et le programme de l'interface graphique sont bien remplies avec les conditions<text:line-break/>d'utilisations. <text:line-break/><text:line-break/>Pour le diaporama, nous allons prendre des captures d'écran pour illustrer la présentation et nous allons faire des exemples pour chaque fonction. <text:line-break/><text:line-break/><text:line-break/><text:line-break/>"""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w duf</meta:initial-creator>
    <meta:creation-date>2015-04-18T12:57:56.65</meta:creation-date>
    <meta:document-statistic meta:table-count="0" meta:image-count="0" meta:object-count="0" meta:page-count="4" meta:paragraph-count="2" meta:word-count="1311" meta:character-count="8168"/>
    <dc:date>2015-04-18T13:01:11.15</dc:date>
    <dc:creator>erw duf</dc:creator>
    <meta:editing-duration>PT3M15S</meta:editing-duration>
    <meta:editing-cycles>1</meta:editing-cycles>
    <meta:generator>OpenOffice/4.0.1$Win32 OpenOffice.org_project/401m5$Build-9714</meta:generator>
  </office:meta>
</office:document-meta>
</file>